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WebSocketHandler.handleMessage( WebSocketSession session , WebSocket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oTestInterceptor.beforeHandshake( ServerHttpRequest request , ServerHttpResponse response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Handler.supportsPartial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Handler.afterConnectionClosed( WebSocketSession session , CloseStatus clos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oTestInterceptor.afterHandshake( ServerHttpRequest request , ServerHttpResponse response , WebSocketHandler wsHandler ,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MessageCodec.decode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BeanDefinitionParserTests.loadBeanDefinition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MessageCodec.encode( String ... 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askScheduler.schedule( Runnable task ,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BeanDefinitionParserTests.sockJ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andlersBeanDefinitionParserTests.unwrapAndCheckDecoratedHandlerType( WebSocketHandler handler , Class &lt; ? &gt; handl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WebSocketHandler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TaskScheduler.scheduleWithFixedDelay( Runnable task , Instant startTime , Duration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askScheduler.scheduleWithFixedDelay( Runnable task , Duration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askScheduler.scheduleAtFixedRate( Runnable task , Instant startTime , Duration 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andshakeHandler.doHandshake( ServerHttpRequest request , ServerHttpResponse response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Codec.decodeInputStream( InputStream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BeanDefinitionParserTests.webSocketHandler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estWebSocketHandler.handleTransportError( WebSocket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TaskScheduler.schedule( Runnable task , Instant 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BeanDefinitionParserTests.sockJ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estTaskScheduler.scheduleAtFixedRate( Runnable task , Duration peri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sBeanDefinitionParserTests.webSocketHandl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